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808cm" svg:height="19.746cm" svg:x="6.512cm" svg:y="1.056cm">
            <text:p text:style-name="P1"><text:span text:style-name="T1">Turtledove</text:span></text:p>
            <text:p text:style-name="P1"><text:span text:style-name="T2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extrusion="false" draw:type="rectangle" draw:enhanced-path="M 0 0 L 21600 0 21600 21600 0 21600 0 0 Z N"/>
          </draw:custom-shape>
          <draw:custom-shape draw:style-name="gr2" draw:text-style-name="P2" draw:id="id1" draw:layer="layout" svg:width="3.131cm" svg:height="2.949cm" svg:x="12.141cm" svg:y="16.111cm">
            <text:p text:style-name="P2"><text:span text:style-name="T3">Tools</text:span></text:p>
            <draw:enhanced-geometry svg:viewBox="0 0 21600 21600" draw:glue-points="10800 0 0 10800 10800 19890 21600 10800" draw:text-areas="0 3600 18600 18009" draw:extrusion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" draw:text-style-name="P2" draw:id="id2" draw:layer="layout" svg:width="3.175cm" svg:height="2.949cm" svg:x="7.609cm" svg:y="13.564cm">
            <text:p text:style-name="P2"><text:span text:style-name="T3">Comm.</text:span></text:p>
            <text:p text:style-name="P2"><text:span text:style-name="T3">Bridge</text:span></text:p>
            <draw:enhanced-geometry svg:viewBox="0 0 21600 21600" draw:glue-points="10800 0 0 10800 10800 21600 21600 10800" draw:text-areas="5400 5400 16200 16200" draw:extrusion="false" draw:type="flowchart-decision" draw:enhanced-path="M 0 10800 L 10800 0 21600 10800 10800 21600 0 10800 Z N"/>
          </draw:custom-shape>
          <draw:connector draw:style-name="gr3" draw:text-style-name="P1" draw:layer="layout" svg:x1="12.141cm" svg:y1="17.585cm" svg:x2="9.197cm" svg:y2="16.513cm" draw:start-shape="id1" draw:start-glue-point="5" draw:end-shape="id2" draw:end-glue-point="6" svg:d="m12141 17585h-2944v-1072">
            <text:p/>
          </draw:connector>
          <draw:line draw:style-name="gr4" draw:text-style-name="P1" draw:layer="layout" svg:x1="14.805cm" svg:y1="7.55cm" svg:x2="14.805cm" svg:y2="10.09cm">
            <text:p/>
          </draw:line>
          <draw:line draw:style-name="gr3" draw:text-style-name="P1" draw:layer="layout" svg:x1="9.204cm" svg:y1="13.598cm" svg:x2="9.204cm" svg:y2="7.858cm">
            <text:p/>
          </draw:line>
          <draw:connector draw:style-name="gr3" draw:text-style-name="P1" draw:layer="layout" svg:x1="10.784cm" svg:y1="15.038cm" svg:x2="12.365cm" svg:y2="11.207cm" draw:start-shape="id2" draw:start-glue-point="7" draw:end-shape="id3" draw:end-glue-point="5" svg:d="m10784 15038h791v-3831h790">
            <text:p/>
          </draw:connector>
          <draw:custom-shape draw:style-name="gr2" draw:text-style-name="P3" draw:layer="layout" svg:width="4.763cm" svg:height="1.475cm" svg:x="0.965cm" svg:y="9.489cm">
            <text:p text:style-name="P1"><text:span text:style-name="T4">Development </text:span></text:p>
            <text:p text:style-name="P1"><text:span text:style-name="T4">Environment</text:span></text:p>
            <draw:enhanced-geometry svg:viewBox="0 0 21600 21600" draw:glue-points="10800 0 2160 10800 10800 21600 19440 10800" draw:text-areas="4350 0 17250 21600" draw:extrusion="false" draw:type="flowchart-manual-operation" draw:enhanced-path="M 0 0 L 21600 0 17250 21600 4350 21600 0 0 Z N"/>
          </draw:custom-shape>
          <draw:custom-shape draw:style-name="gr2" draw:text-style-name="P4" draw:layer="layout" svg:width="4.763cm" svg:height="1.475cm" svg:x="0.965cm" svg:y="8.014cm">
            <text:p text:style-name="P4"><text:span text:style-name="T5">User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5" draw:text-style-name="P1" draw:layer="layout" svg:width="4.775cm" svg:height="4.775cm" svg:x="2.669cm" svg:y="10.975cm">
            <text:p/>
            <draw:enhanced-geometry svg:viewBox="0 0 21600 21600" draw:mirror-horizontal="true" draw:text-areas="?f2 ?f7 ?f1 ?f1 ?f7 ?f2 ?f1 ?f1" draw:type="mso-spt89" draw:modifiers="15214.800236174 19431.9228498327 5773.0368037787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2" draw:text-style-name="P1" draw:layer="layout" svg:width="11.907cm" svg:height="5.122cm" svg:x="7.315cm" svg:y="2.777cm">
            <text:p text:style-name="P1">Project Manager</text:p>
            <text:p text:style-name="P1"/>
            <text:p text:style-name="P1"/>
            <text:p text:style-name="P1"/>
            <text:p text:style-name="P1"/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6" draw:text-style-name="P3" draw:layer="layout" svg:width="3.175cm" svg:height="2.211cm" svg:x="11.703cm" svg:y="4.953cm">
            <text:p text:style-name="P3"><text:span text:style-name="T4">Project</text:span></text:p>
            <text:p text:style-name="P3"><text:span text:style-name="T4">File</text:span></text:p>
            <text:p text:style-name="P3"><text:span text:style-name="T4">Parser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  <draw:custom-shape draw:style-name="gr6" draw:text-style-name="P3" draw:layer="layout" svg:width="3.175cm" svg:height="2.211cm" svg:x="15.252cm" svg:y="4.953cm">
            <text:p text:style-name="P3"><text:span text:style-name="T4">SML</text:span></text:p>
            <text:p text:style-name="P3"><text:span text:style-name="T4">File</text:span></text:p>
            <text:p text:style-name="P3"><text:span text:style-name="T4">Input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  <draw:custom-shape draw:style-name="gr6" draw:text-style-name="P3" draw:layer="layout" svg:width="3.175cm" svg:height="2.211cm" svg:x="8.109cm" svg:y="4.953cm">
            <text:p text:style-name="P1"><text:span text:style-name="T4">MLB</text:span></text:p>
            <text:p text:style-name="P1"><text:span text:style-name="T4">Parser</text:span></text:p>
            <draw:enhanced-geometry svg:viewBox="0 0 21600 21600" draw:glue-points="10800 0 0 10800 10800 21600 21600 10800" draw:text-areas="4350 0 17250 21600" draw:extrusion="false" draw:type="flowchart-preparation" draw:enhanced-path="M 4350 0 L 17250 0 21600 10800 17250 21600 4350 21600 0 10800 4350 0 Z N"/>
          </draw:custom-shape>
          <draw:connector draw:style-name="gr3" draw:text-style-name="P1" draw:layer="layout" svg:x1="14.746cm" svg:y1="12.314cm" svg:x2="13.706cm" svg:y2="16.111cm" draw:start-shape="id3" draw:start-glue-point="6" draw:end-shape="id1" draw:end-glue-point="4" svg:d="m14746 12314v1898h-1040v1899">
            <text:p/>
          </draw:connector>
          <draw:polyline draw:style-name="gr4" draw:text-style-name="P1" draw:layer="layout" svg:width="1.269cm" svg:height="1.504cm" svg:x="16.675cm" svg:y="11.895cm" svg:viewBox="0 0 1270 1505" draw:points="0,0 1270,0 1270,1505">
            <text:p/>
          </draw:polyline>
          <draw:polyline draw:style-name="gr7" draw:text-style-name="P1" draw:layer="layout" svg:width="3.574cm" svg:height="3.809cm" svg:x="17.11cm" svg:y="10.525cm" svg:viewBox="0 0 3575 3810" draw:points="2305,3810 3575,3810 3575,0 0,0">
            <text:p/>
          </draw:polyline>
          <draw:custom-shape draw:style-name="gr2" draw:text-style-name="P2" draw:layer="layout" svg:width="2.857cm" svg:height="2.211cm" svg:x="16.598cm" svg:y="13.389cm">
            <text:p text:style-name="P2"><text:span text:style-name="T3">SML </text:span></text:p>
            <text:p text:style-name="P2"><text:span text:style-name="T3">Parser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2" draw:text-style-name="P2" draw:id="id3" draw:layer="layout" svg:width="4.762cm" svg:height="2.213cm" svg:x="12.365cm" svg:y="10.101cm">
            <text:p text:style-name="P2"><text:span text:style-name="T3">Source </text:span></text:p>
            <text:p text:style-name="P2"><text:span text:style-name="T3">Management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frame draw:style-name="gr8" draw:layer="layout" svg:width="1.738cm" svg:height="0.962cm" svg:x="18.312cm" svg:y="9.663cm">
            <draw:text-box>
              <text:p>AST</text:p>
            </draw:text-box>
          </draw:frame>
          <draw:frame draw:style-name="gr8" draw:layer="layout" svg:width="1.806cm" svg:height="0.962cm" svg:x="17.51cm" svg:y="11.06cm">
            <draw:text-box>
              <text:p>SML</text:p>
            </draw:text-box>
          </draw:frame>
          <draw:frame draw:style-name="gr8" draw:layer="layout" svg:width="3.673cm" svg:height="0.962cm" svg:x="14.737cm" svg:y="8.293cm">
            <draw:text-box>
              <text:p>Project info</text:p>
            </draw:text-box>
          </draw:frame>
          <draw:frame draw:style-name="gr8" draw:layer="layout" svg:width="1.738cm" svg:height="0.962cm" svg:x="13.7cm" svg:y="14.44cm">
            <draw:text-box>
              <text:p>AS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2.225cm" fo:page-height="21.7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per Reenberg</meta:initial-creator>
    <meta:creation-date>2010-12-28T18:41:29</meta:creation-date>
    <dc:date>2010-12-30T16:04:33</dc:date>
    <dc:creator>Jesper Reenberg</dc:creator>
    <meta:editing-duration>PT42H35M26S</meta:editing-duration>
    <meta:editing-cycles>11</meta:editing-cycles>
    <meta:generator>OpenOffice.org/3.2$Linux OpenOffice.org_project/320m19$Build-9505</meta:generator>
    <meta:document-statistic meta:object-count="24"/>
  </office:meta>
</office:document-meta>
</file>